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397cm" fo:margin-left="-0.106cm" fo:margin-top="0cm" fo:margin-bottom="0cm" table:align="left"/>
    </style:style>
    <style:style style:name="Tabla1.A" style:family="table-column">
      <style:table-column-properties style:column-width="4.304cm"/>
    </style:style>
    <style:style style:name="Tabla1.B" style:family="table-column">
      <style:table-column-properties style:column-width="14.093cm"/>
    </style:style>
    <style:style style:name="Tabla1.1" style:family="table-row">
      <style:table-row-properties style:min-row-height="0.57cm" fo:keep-together="auto"/>
    </style:style>
    <style:style style:name="Tabla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053cm" fo:keep-together="auto"/>
    </style:style>
    <style:style style:name="Tabla2" style:family="table">
      <style:table-properties style:width="18.397cm" fo:margin-left="-0.106cm" fo:margin-top="0cm" fo:margin-bottom="0cm" table:align="left"/>
    </style:style>
    <style:style style:name="Tabla2.A" style:family="table-column">
      <style:table-column-properties style:column-width="6.897cm"/>
    </style:style>
    <style:style style:name="Tabla2.B" style:family="table-column">
      <style:table-column-properties style:column-width="11.501cm"/>
    </style:style>
    <style:style style:name="Tabla2.1" style:family="table-row">
      <style:table-row-properties style:min-row-height="0.57cm" fo:keep-together="auto"/>
    </style:style>
    <style:style style:name="Tabla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2.2" style:family="table-row">
      <style:table-row-properties style:min-row-height="2.429cm" fo:keep-together="auto"/>
    </style:style>
    <style:style style:name="Tabla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2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3" style:family="table">
      <style:table-properties style:width="18.397cm" fo:margin-left="-0.106cm" fo:margin-top="0cm" fo:margin-bottom="0cm" table:align="left"/>
    </style:style>
    <style:style style:name="Tabla3.A" style:family="table-column">
      <style:table-column-properties style:column-width="4.304cm"/>
    </style:style>
    <style:style style:name="Tabla3.B" style:family="table-column">
      <style:table-column-properties style:column-width="14.093cm"/>
    </style:style>
    <style:style style:name="Tabla3.1" style:family="table-row">
      <style:table-row-properties style:min-row-height="0.57cm" fo:keep-together="auto"/>
    </style:style>
    <style:style style:name="Tabla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3.2" style:family="table-row">
      <style:table-row-properties style:min-row-height="1.529cm" fo:keep-together="auto"/>
    </style:style>
    <style:style style:name="Tabla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1.575cm" fo:keep-together="auto"/>
    </style:style>
    <style:style style:name="Tabla3.4" style:family="table-row">
      <style:table-row-properties style:min-row-height="1.018cm" fo:keep-together="auto"/>
    </style:style>
    <style:style style:name="Tabla3.5" style:family="table-row">
      <style:table-row-properties style:min-row-height="1.005cm" fo:keep-together="auto"/>
    </style:style>
    <style:style style:name="Tabla3.7" style:family="table-row">
      <style:table-row-properties style:min-row-height="1.499cm" fo:keep-together="auto"/>
    </style:style>
    <style:style style:name="Tabla4" style:family="table">
      <style:table-properties style:width="7.708cm" fo:margin-left="-0.095cm" table:align="left" fo:background-color="#ffffff">
        <style:background-image/>
      </style:table-properties>
    </style:style>
    <style:style style:name="Tabla4.A" style:family="table-column">
      <style:table-column-properties style:column-width="7.708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.049cm" fo:border="0.05pt solid #000000"/>
    </style:style>
    <style:style style:name="Tabla4.2" style:family="table-row">
      <style:table-row-properties fo:background-color="#f1f1f1">
        <style:background-image/>
      </style:table-row-properties>
    </style:style>
    <style:style style:name="Tabla4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5" style:family="table">
      <style:table-properties style:width="18.503cm" fo:margin-left="-0.106cm" fo:margin-top="0cm" fo:margin-bottom="0cm" table:align="left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14.111cm"/>
    </style:style>
    <style:style style:name="Tabla5.1" style:family="table-row">
      <style:table-row-properties style:min-row-height="0.57cm" fo:keep-together="auto"/>
    </style:style>
    <style:style style:name="Tabla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5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5.2" style:family="table-row">
      <style:table-row-properties style:min-row-height="1.529cm" fo:keep-together="auto"/>
    </style:style>
    <style:style style:name="Tabla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5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1.552cm" fo:keep-together="auto"/>
    </style:style>
    <style:style style:name="Tabla5.6" style:family="table-row">
      <style:table-row-properties style:min-row-height="2.057cm" fo:keep-together="auto"/>
    </style:style>
    <style:style style:name="Tabla5.7" style:family="table-row">
      <style:table-row-properties style:min-row-height="0.988cm" fo:keep-together="auto"/>
    </style:style>
    <style:style style:name="Tabla5.8" style:family="table-row">
      <style:table-row-properties style:min-row-height="2.999cm" fo:keep-together="auto"/>
    </style:style>
    <style:style style:name="Tabla5.9" style:family="table-row">
      <style:table-row-properties style:min-row-height="2.505cm" fo:keep-together="auto"/>
    </style:style>
    <style:style style:name="Tabla5.10" style:family="table-row">
      <style:table-row-properties style:min-row-height="1.499cm" fo:keep-together="auto"/>
    </style:style>
    <style:style style:name="Tabla5.11" style:family="table-row">
      <style:table-row-properties style:min-row-height="2.011cm" fo:keep-together="auto"/>
    </style:style>
    <style:style style:name="Tabla5.13" style:family="table-row">
      <style:table-row-properties style:min-row-height="1.018cm" fo:keep-together="auto"/>
    </style:style>
    <style:style style:name="Tabla5.14" style:family="table-row">
      <style:table-row-properties style:min-row-height="1.005cm" fo:keep-together="auto"/>
    </style:style>
    <style:style style:name="Tabla5.15" style:family="table-row">
      <style:table-row-properties style:min-row-height="2.399cm" fo:keep-together="auto"/>
    </style:style>
    <style:style style:name="Tabla5.16" style:family="table-row">
      <style:table-row-properties style:min-row-height="1.094cm" fo:keep-together="auto"/>
    </style:style>
    <style:style style:name="Tabla5.23" style:family="table-row">
      <style:table-row-properties style:min-row-height="1.993cm" fo:keep-together="auto"/>
    </style:style>
    <style:style style:name="Tabla5.24" style:family="table-row">
      <style:table-row-properties style:min-row-height="1.053cm" fo:keep-together="auto"/>
    </style:style>
    <style:style style:name="Tabla6" style:family="table">
      <style:table-properties style:width="18.503cm" fo:margin-left="-0.106cm" fo:margin-top="0cm" fo:margin-bottom="0cm" table:align="left"/>
    </style:style>
    <style:style style:name="Tabla6.A" style:family="table-column">
      <style:table-column-properties style:column-width="5.415cm"/>
    </style:style>
    <style:style style:name="Tabla6.B" style:family="table-column">
      <style:table-column-properties style:column-width="13.088cm"/>
    </style:style>
    <style:style style:name="Tabla6.1" style:family="table-row">
      <style:table-row-properties style:min-row-height="0.57cm" fo:keep-together="auto"/>
    </style:style>
    <style:style style:name="Tabla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6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6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1.965cm" fo:keep-together="auto"/>
    </style:style>
    <style:style style:name="Tabla6.4" style:family="table-row">
      <style:table-row-properties style:min-row-height="0.988cm" fo:keep-together="auto"/>
    </style:style>
    <style:style style:name="Tabla6.5" style:family="table-row">
      <style:table-row-properties style:min-row-height="1.005cm" fo:keep-together="auto"/>
    </style:style>
    <style:style style:name="Tabla7" style:family="table">
      <style:table-properties style:width="18.503cm" fo:margin-left="-0.106cm" fo:margin-top="0cm" fo:margin-bottom="0cm" table:align="left"/>
    </style:style>
    <style:style style:name="Tabla7.A" style:family="table-column">
      <style:table-column-properties style:column-width="4.392cm"/>
    </style:style>
    <style:style style:name="Tabla7.B" style:family="table-column">
      <style:table-column-properties style:column-width="14.111cm"/>
    </style:style>
    <style:style style:name="Tabla7.1" style:family="table-row">
      <style:table-row-properties style:min-row-height="0.57cm" fo:keep-together="auto"/>
    </style:style>
    <style:style style:name="Tabla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7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96cm" fo:keep-together="auto"/>
    </style:style>
    <style:style style:name="Tabla7.4" style:family="table-row">
      <style:table-row-properties style:min-row-height="0.991cm" fo:keep-together="auto"/>
    </style:style>
    <style:style style:name="Tabla7.5" style:family="table-row">
      <style:table-row-properties style:min-row-height="0.988cm" fo:keep-together="auto"/>
    </style:style>
    <style:style style:name="Tabla7.6" style:family="table-row">
      <style:table-row-properties style:min-row-height="1.005cm" fo:keep-together="auto"/>
    </style:style>
    <style:style style:name="Tabla7.9" style:family="table-row">
      <style:table-row-properties style:min-row-height="2.053cm" fo:keep-together="auto"/>
    </style:style>
    <style:style style:name="Tabla7.15" style:family="table-row">
      <style:table-row-properties style:min-row-height="1.053cm" fo:keep-together="auto"/>
    </style:style>
    <style:style style:name="Tabla7.16" style:family="table-row">
      <style:table-row-properties style:min-row-height="1.021cm" fo:keep-together="auto"/>
    </style:style>
    <style:style style:name="Tabla7.21" style:family="table-row">
      <style:table-row-properties style:min-row-height="1.498cm" fo:keep-together="auto"/>
    </style:style>
    <style:style style:name="Tabla7.22" style:family="table-row">
      <style:table-row-properties style:min-row-height="1.499cm" fo:keep-together="auto"/>
    </style:style>
    <style:style style:name="Tabla7.24" style:family="table-row">
      <style:table-row-properties style:min-row-height="1.552cm" fo:keep-together="auto"/>
    </style:style>
    <style:style style:name="Tabla7.25" style:family="table-row">
      <style:table-row-properties style:min-row-height="0.953cm" fo:keep-together="auto"/>
    </style:style>
    <style:style style:name="Tabla7.26" style:family="table-row">
      <style:table-row-properties style:min-row-height="0.967cm" fo:keep-together="auto"/>
    </style:style>
    <style:style style:name="Tabla8" style:family="table">
      <style:table-properties style:width="5.417cm" fo:margin-left="-0.106cm" fo:margin-top="0cm" fo:margin-bottom="0cm" table:align="left"/>
    </style:style>
    <style:style style:name="Tabla8.A" style:family="table-column">
      <style:table-column-properties style:column-width="5.417cm"/>
    </style:style>
    <style:style style:name="Tabla8.1" style:family="table-row">
      <style:table-row-properties style:min-row-height="0.57cm" fo:keep-together="auto"/>
    </style:style>
    <style:style style:name="Tabla8.A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8.A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8.3" style:family="table-row">
      <style:table-row-properties style:min-row-height="0.554cm" fo:keep-together="auto"/>
    </style:style>
    <style:style style:name="Tabla8.4" style:family="table-row">
      <style:table-row-properties style:min-row-height="1.053cm" fo:keep-together="auto"/>
    </style:style>
    <style:style style:name="Tabla8.5" style:family="table-row">
      <style:table-row-properties style:min-row-height="0.552cm" fo:keep-together="auto"/>
    </style:style>
    <style:style style:name="Tabla9" style:family="table">
      <style:table-properties style:width="18.503cm" fo:margin-left="-0.106cm" fo:margin-top="0cm" fo:margin-bottom="0cm" table:align="left"/>
    </style:style>
    <style:style style:name="Tabla9.A" style:family="table-column">
      <style:table-column-properties style:column-width="4.904cm"/>
    </style:style>
    <style:style style:name="Tabla9.B" style:family="table-column">
      <style:table-column-properties style:column-width="13.6cm"/>
    </style:style>
    <style:style style:name="Tabla9.1" style:family="table-row">
      <style:table-row-properties style:min-row-height="0.57cm" fo:keep-together="auto"/>
    </style:style>
    <style:style style:name="Tabla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9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9.2" style:family="table-row">
      <style:table-row-properties style:min-row-height="1.053cm" fo:keep-together="auto"/>
    </style:style>
    <style:style style:name="Tabla9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9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9.4" style:family="table-row">
      <style:table-row-properties style:min-row-height="1.028cm" fo:keep-together="auto"/>
    </style:style>
    <style:style style:name="Tabla9.5" style:family="table-row">
      <style:table-row-properties style:min-row-height="1.588cm" fo:keep-together="auto"/>
    </style:style>
    <style:style style:name="Tabla10" style:family="table">
      <style:table-properties style:width="18.503cm" fo:margin-left="-0.106cm" fo:margin-top="0cm" fo:margin-bottom="0cm" table:align="left"/>
    </style:style>
    <style:style style:name="Tabla10.A" style:family="table-column">
      <style:table-column-properties style:column-width="4.798cm"/>
    </style:style>
    <style:style style:name="Tabla10.B" style:family="table-column">
      <style:table-column-properties style:column-width="13.705cm"/>
    </style:style>
    <style:style style:name="Tabla10.1" style:family="table-row">
      <style:table-row-properties style:min-row-height="0.57cm" fo:keep-together="auto"/>
    </style:style>
    <style:style style:name="Tabla10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0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0.2" style:family="table-row">
      <style:table-row-properties style:min-row-height="2.129cm" fo:keep-together="auto"/>
    </style:style>
    <style:style style:name="Tabla10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0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1.993cm" fo:keep-together="auto"/>
    </style:style>
    <style:style style:name="Tabla10.4" style:family="table-row">
      <style:table-row-properties style:min-row-height="1.499cm" fo:keep-together="auto"/>
    </style:style>
    <style:style style:name="Tabla10.5" style:family="table-row">
      <style:table-row-properties style:min-row-height="1.605cm" fo:keep-together="auto"/>
    </style:style>
    <style:style style:name="Tabla10.6" style:family="table-row">
      <style:table-row-properties style:min-row-height="0.988cm" fo:keep-together="auto"/>
    </style:style>
    <style:style style:name="Tabla10.7" style:family="table-row">
      <style:table-row-properties style:min-row-height="2.011cm" fo:keep-together="auto"/>
    </style:style>
    <style:style style:name="Tabla10.8" style:family="table-row">
      <style:table-row-properties style:min-row-height="1.094cm" fo:keep-together="auto"/>
    </style:style>
    <style:style style:name="Tabla10.9" style:family="table-row">
      <style:table-row-properties style:min-row-height="2.999cm" fo:keep-together="auto"/>
    </style:style>
    <style:style style:name="Tabla10.10" style:family="table-row">
      <style:table-row-properties style:min-row-height="0.6cm" fo:keep-together="auto"/>
    </style:style>
    <style:style style:name="Tabla11" style:family="table">
      <style:table-properties style:width="18.503cm" fo:margin-left="-0.106cm" fo:margin-top="0cm" fo:margin-bottom="0cm" table:align="left"/>
    </style:style>
    <style:style style:name="Tabla11.A" style:family="table-column">
      <style:table-column-properties style:column-width="5.098cm"/>
    </style:style>
    <style:style style:name="Tabla11.B" style:family="table-column">
      <style:table-column-properties style:column-width="13.406cm"/>
    </style:style>
    <style:style style:name="Tabla11.1" style:family="table-row">
      <style:table-row-properties style:min-row-height="0.57cm" fo:keep-together="auto"/>
    </style:style>
    <style:style style:name="Tabla1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1.2" style:family="table-row">
      <style:table-row-properties style:min-row-height="1.053cm" fo:keep-together="auto"/>
    </style:style>
    <style:style style:name="Tabla1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1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2" style:family="table">
      <style:table-properties style:width="18.503cm" fo:margin-left="-0.106cm" fo:margin-top="0cm" fo:margin-bottom="0cm" table:align="left"/>
    </style:style>
    <style:style style:name="Tabla12.A" style:family="table-column">
      <style:table-column-properties style:column-width="4.498cm"/>
    </style:style>
    <style:style style:name="Tabla12.B" style:family="table-column">
      <style:table-column-properties style:column-width="14.005cm"/>
    </style:style>
    <style:style style:name="Tabla12.1" style:family="table-row">
      <style:table-row-properties style:min-row-height="0.57cm" fo:keep-together="auto"/>
    </style:style>
    <style:style style:name="Tabla1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2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2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0.96cm" fo:keep-together="auto"/>
    </style:style>
    <style:style style:name="Tabla12.4" style:family="table-row">
      <style:table-row-properties style:min-row-height="1.485cm" fo:keep-together="auto"/>
    </style:style>
    <style:style style:name="Tabla12.5" style:family="table-row">
      <style:table-row-properties style:min-row-height="1.499cm" fo:keep-together="auto"/>
    </style:style>
    <style:style style:name="Tabla12.6" style:family="table-row">
      <style:table-row-properties style:min-row-height="1.053cm" fo:keep-together="auto"/>
    </style:style>
    <style:style style:name="Tabla13" style:family="table">
      <style:table-properties style:width="18.503cm" fo:margin-left="-0.106cm" fo:margin-top="0cm" fo:margin-bottom="0cm" table:align="left"/>
    </style:style>
    <style:style style:name="Tabla13.A" style:family="table-column">
      <style:table-column-properties style:column-width="5.415cm"/>
    </style:style>
    <style:style style:name="Tabla13.B" style:family="table-column">
      <style:table-column-properties style:column-width="13.088cm"/>
    </style:style>
    <style:style style:name="Tabla13.1" style:family="table-row">
      <style:table-row-properties style:min-row-height="0.57cm" fo:keep-together="auto"/>
    </style:style>
    <style:style style:name="Tabla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3.2" style:family="table-row">
      <style:table-row-properties style:min-row-height="1.053cm" fo:keep-together="auto"/>
    </style:style>
    <style:style style:name="Tabla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4" style:family="table">
      <style:table-properties style:width="21.537cm" fo:margin-left="-0.106cm" fo:margin-top="0cm" fo:margin-bottom="0cm" table:align="left"/>
    </style:style>
    <style:style style:name="Tabla14.A" style:family="table-column">
      <style:table-column-properties style:column-width="5.415cm"/>
    </style:style>
    <style:style style:name="Tabla14.B" style:family="table-column">
      <style:table-column-properties style:column-width="16.12cm"/>
    </style:style>
    <style:style style:name="Tabla14.1" style:family="table-row">
      <style:table-row-properties style:min-row-height="0.57cm" fo:keep-together="auto"/>
    </style:style>
    <style:style style:name="Tabla1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4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4.2" style:family="table-row">
      <style:table-row-properties style:min-row-height="1.552cm" fo:keep-together="auto"/>
    </style:style>
    <style:style style:name="Tabla1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4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5" style:family="table">
      <style:table-properties style:width="18.503cm" fo:margin-left="-0.106cm" fo:margin-top="0cm" fo:margin-bottom="0cm" table:align="left"/>
    </style:style>
    <style:style style:name="Tabla15.A" style:family="table-column">
      <style:table-column-properties style:column-width="3.898cm"/>
    </style:style>
    <style:style style:name="Tabla15.B" style:family="table-column">
      <style:table-column-properties style:column-width="14.605cm"/>
    </style:style>
    <style:style style:name="Tabla15.1" style:family="table-row">
      <style:table-row-properties style:min-row-height="0.57cm" fo:keep-together="auto"/>
    </style:style>
    <style:style style:name="Tabla1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5.B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5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5.7" style:family="table-row">
      <style:table-row-properties style:min-row-height="0.586cm" fo:keep-together="auto"/>
    </style:style>
    <style:style style:name="Tabla15.8" style:family="table-row">
      <style:table-row-properties style:min-row-height="1.053cm" fo:keep-together="auto"/>
    </style:style>
    <style:style style:name="P1" style:family="paragraph" style:parent-style-name="Standard">
      <style:text-properties officeooo:rsid="0017bd88" officeooo:paragraph-rsid="0017bd88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bd88" officeooo:paragraph-rsid="0017bd8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94844" officeooo:paragraph-rsid="00194844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1a30d2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1b970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cce4a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1e4830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e9208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f9e2e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94844" officeooo:paragraph-rsid="00194844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194844" officeooo:paragraph-rsid="001a30d2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194844" officeooo:paragraph-rsid="001b970d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194844" officeooo:paragraph-rsid="001deff5" style:font-style-asian="italic" style:font-style-complex="italic"/>
    </style:style>
    <style:style style:name="P16" style:family="paragraph" style:parent-style-name="Standard">
      <style:text-properties fo:font-style="italic" style:text-underline-style="solid" style:text-underline-width="auto" style:text-underline-color="font-color" officeooo:rsid="00194844" officeooo:paragraph-rsid="001e9208" style:font-style-asian="italic" style:font-style-complex="italic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194844" officeooo:paragraph-rsid="001ee4db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officeooo:rsid="00194844" officeooo:paragraph-rsid="00209d98" style:font-style-asian="italic" style:font-style-complex="italic"/>
    </style:style>
    <style:style style:name="P19" style:family="paragraph" style:parent-style-name="Standard">
      <style:text-properties fo:font-style="italic" style:text-underline-style="solid" style:text-underline-width="auto" style:text-underline-color="font-color" officeooo:rsid="00194844" officeooo:paragraph-rsid="0022863f" style:font-style-asian="italic" style:font-style-complex="italic"/>
    </style:style>
    <style:style style:name="P20" style:family="paragraph" style:parent-style-name="Standard">
      <style:text-properties fo:font-style="italic" style:text-underline-style="solid" style:text-underline-width="auto" style:text-underline-color="font-color" officeooo:rsid="00194844" officeooo:paragraph-rsid="0023ccee" style:font-style-asian="italic" style:font-style-complex="italic"/>
    </style:style>
    <style:style style:name="P21" style:family="paragraph" style:parent-style-name="Standard">
      <style:text-properties fo:font-style="italic" style:text-underline-style="solid" style:text-underline-width="auto" style:text-underline-color="font-color" officeooo:rsid="00194844" officeooo:paragraph-rsid="0022863f" fo:background-color="#ffff38" style:font-style-asian="italic" style:font-style-complex="italic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background-color="#ffff38"/>
    </style:style>
    <style:style style:name="P23" style:family="paragraph" style:parent-style-name="Table_20_Contents">
      <style:paragraph-properties fo:text-align="start" style:justify-single-word="false"/>
      <style:text-properties fo:background-color="transparent"/>
    </style:style>
    <style:style style:name="P24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194844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b970d"/>
    </style:style>
    <style:style style:name="T4" style:family="text">
      <style:text-properties fo:font-style="italic"/>
    </style:style>
    <style:style style:name="T5" style:family="text">
      <style:text-properties officeooo:rsid="001cce4a"/>
    </style:style>
    <style:style style:name="T6" style:family="text">
      <style:text-properties officeooo:rsid="001deff5"/>
    </style:style>
    <style:style style:name="T7" style:family="text">
      <style:text-properties officeooo:rsid="001ee4db"/>
    </style:style>
    <style:style style:name="T8" style:family="text">
      <style:text-properties officeooo:rsid="001f9e2e"/>
    </style:style>
    <style:style style:name="T9" style:family="text">
      <style:text-properties officeooo:rsid="0022863f"/>
    </style:style>
    <style:style style:name="T10" style:family="text">
      <style:text-properties officeooo:rsid="0023ccee"/>
    </style:style>
    <style:style style:name="T11" style:family="text">
      <style:text-properties fo:background-color="#ffff38" loext:char-shading-value="0"/>
    </style:style>
    <style:style style:name="T12" style:family="text">
      <style:text-properties fo:background-color="#ffff38" loext:char-shading-value="0"/>
    </style:style>
    <style:style style:name="T13" style:family="text">
      <style:text-properties officeooo:rsid="00251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IONS XQUERY</text:p>
      <text:p text:style-name="P1"/>
      <text:p text:style-name="P12">Funcions d'accés:</text:p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2">Nombre</text:span></text:p>
          </table:table-cell>
          <table:table-cell table:style-name="Tabla1.B1" office:value-type="string">
            <text:p text:style-name="P4"><text:span text:style-name="T2">Descripción</text:span></text:p>
          </table:table-cell>
        </table:table-row>
        <table:table-row table:style-name="Tabla1.1">
          <table:table-cell table:style-name="Tabla1.A2" office:value-type="string">
            <text:p text:style-name="P5">Fn: node-name(node)</text:p>
          </table:table-cell>
          <table:table-cell table:style-name="Tabla1.B2" office:value-type="string">
            <text:p text:style-name="P5">Devuelve el nombre-nodo del nodo argumento</text:p>
          </table:table-cell>
        </table:table-row>
        <table:table-row table:style-name="Tabla1.1">
          <table:table-cell table:style-name="Tabla1.A2" office:value-type="string">
            <text:p text:style-name="P5">Fn: nilled(node)</text:p>
          </table:table-cell>
          <table:table-cell table:style-name="Tabla1.B2" office:value-type="string">
            <text:p text:style-name="P5">Devuelve un valor booleano que indica si el nodo argumento se nilled</text:p>
          </table:table-cell>
        </table:table-row>
        <table:table-row table:style-name="Tabla1.1">
          <table:table-cell table:style-name="Tabla1.A2" office:value-type="string">
            <text:p text:style-name="P5">Fn: <text:span text:style-name="T12">data(item.item,...)</text:span></text:p>
          </table:table-cell>
          <table:table-cell table:style-name="Tabla1.B2" office:value-type="string">
            <text:p text:style-name="P5">Toma una secuencia de elementos y devuelve una secuencia de valores atómicos</text:p>
          </table:table-cell>
        </table:table-row>
        <table:table-row table:style-name="Tabla1.5">
          <table:table-cell table:style-name="Tabla1.A2" office:value-type="string">
            <text:p text:style-name="P5">Fn: base-uri()<text:line-break/><text:span text:style-name="T1">F</text:span>n: base-uri(node)</text:p>
          </table:table-cell>
          <table:table-cell table:style-name="Tabla1.B2" office:value-type="string">
            <text:p text:style-name="P5">Devuelve el valor de la propiedad de la base-URI del nodo actual o especificado</text:p>
          </table:table-cell>
        </table:table-row>
        <table:table-row table:style-name="Tabla1.1">
          <table:table-cell table:style-name="Tabla1.A2" office:value-type="string">
            <text:p text:style-name="P5">Fn: document-uri(node)</text:p>
          </table:table-cell>
          <table:table-cell table:style-name="Tabla1.B2" office:value-type="string">
            <text:p text:style-name="P5">Devuelve el valor de la propiedad-documento URI para el nodo especificado</text:p>
          </table:table-cell>
        </table:table-row>
      </table:table>
      <text:p text:style-name="Standard"/>
      <text:p text:style-name="P12">Funcions d'error i de traça:</text:p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<text:span text:style-name="T2">Nombre</text:span></text:p>
          </table:table-cell>
          <table:table-cell table:style-name="Tabla2.B1" office:value-type="string">
            <text:p text:style-name="P4"><text:span text:style-name="T2">Descripción</text:span></text:p>
          </table:table-cell>
        </table:table-row>
        <table:table-row table:style-name="Tabla2.2">
          <table:table-cell table:style-name="Tabla2.A2" office:value-type="string">
            <text:p text:style-name="P5">Fn: error()<text:line-break/><text:span text:style-name="T1">F</text:span>n: error(error)<text:line-break/><text:span text:style-name="T1">F</text:span>n: error(error,description)<text:line-break/><text:span text:style-name="T1">F</text:span>n: error(error,description,error-object)</text:p>
          </table:table-cell>
          <table:table-cell table:style-name="Tabla2.B2" office:value-type="string">
            <text:p text:style-name="P5">Ejemplo: error(fn:QName('http://example.com/test', 'err:toohigh'), 'Error: El precio es demasiado alto')<text:line-break/>Resultados: Las devoluciones http://example.com/test#toohigh y la cadena "Error: Price is too high" para el medio ambiente de procesamiento externo</text:p>
          </table:table-cell>
        </table:table-row>
        <table:table-row table:style-name="Tabla2.1">
          <table:table-cell table:style-name="Tabla2.A2" office:value-type="string">
            <text:p text:style-name="P5">Fn: trace(value,label)</text:p>
          </table:table-cell>
          <table:table-cell table:style-name="Tabla2.B2" office:value-type="string">
            <text:p text:style-name="P5">Se utiliza para consultas de depuración</text:p>
          </table:table-cell>
        </table:table-row>
      </table:table>
      <text:p text:style-name="Standard"/>
      <text:p text:style-name="P12">Funcions en valors numèrics:</text:p>
      <text:p text:style-name="P1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text:span text:style-name="T2">Nombre</text:span></text:p>
          </table:table-cell>
          <table:table-cell table:style-name="Tabla3.B1" office:value-type="string">
            <text:p text:style-name="P4"><text:span text:style-name="T2">Descripción</text:span></text:p>
          </table:table-cell>
        </table:table-row>
        <table:table-row table:style-name="Tabla3.2">
          <table:table-cell table:style-name="Tabla3.A2" office:value-type="string">
            <text:p text:style-name="P5">Fn: <text:span text:style-name="T12">number(arg)</text:span></text:p>
          </table:table-cell>
          <table:table-cell table:style-name="Tabla3.B2" office:value-type="string">
            <text:p text:style-name="P5">Devuelve el valor numérico del argumento. El argumento podría ser un valor booleano, cadena o conjunto de nodos<text:line-break/>Ejemplo: number('100') <text:s text:c="28"/>Resultado: 100</text:p>
          </table:table-cell>
        </table:table-row>
        <table:table-row table:style-name="Tabla3.3">
          <table:table-cell table:style-name="Tabla3.A2" office:value-type="string">
            <text:p text:style-name="P5">Fn: abs(num)</text:p>
          </table:table-cell>
          <table:table-cell table:style-name="Tabla3.B2" office:value-type="string">
            <text:p text:style-name="P6">Devuelve el valor absoluto del argumento<text:line-break/>Ejemplo: abs(3.14) <text:s text:c="22"/>Ejemplo: abs(-3.14)<text:line-break/>Resultado: 3.14</text:p>
          </table:table-cell>
        </table:table-row>
        <table:table-row table:style-name="Tabla3.4">
          <table:table-cell table:style-name="Tabla3.A2" office:value-type="string">
            <text:p text:style-name="P5">Fn: ceiling(num)</text:p>
          </table:table-cell>
          <table:table-cell table:style-name="Tabla3.B2" office:value-type="string">
            <text:p text:style-name="P5">Devuelve el número entero más pequeño que es mayor que el número argumento<text:line-break/>Ejemplo: ceiling(3.14) <text:s text:c="32"/>Resultado: 4</text:p>
          </table:table-cell>
        </table:table-row>
        <table:table-row table:style-name="Tabla3.5">
          <table:table-cell table:style-name="Tabla3.A2" office:value-type="string">
            <text:p text:style-name="P5">Fn: floor(num)</text:p>
          </table:table-cell>
          <table:table-cell table:style-name="Tabla3.B2" office:value-type="string">
            <text:p text:style-name="P5">Devuelve el entero más grande que no es mayor que el número argumento<text:line-break/>Ejemplo: floor(3.14) <text:s text:c="34"/>Resultado: 3</text:p>
          </table:table-cell>
        </table:table-row>
        <table:table-row table:style-name="Tabla3.5">
          <table:table-cell table:style-name="Tabla3.A2" office:value-type="string">
            <text:p text:style-name="P5">Fn: round(num)</text:p>
          </table:table-cell>
          <table:table-cell table:style-name="Tabla3.B2" office:value-type="string">
            <text:p text:style-name="P5">Redondea el argumento número al entero más cercano<text:line-break/>Ejemplo: round(3.14) <text:s text:c="35"/>Resultado: 3</text:p>
          </table:table-cell>
        </table:table-row>
        <table:table-row table:style-name="Tabla3.7">
          <table:table-cell table:style-name="Tabla3.A2" office:value-type="string">
            <text:p text:style-name="P5">Fn: round-half-to-even()</text:p>
          </table:table-cell>
          <table:table-cell table:style-name="Tabla3.B2" office:value-type="string">
            <text:p text:style-name="P6">Ejemplo: round-half-to-even(0.5) <text:s text:c="16"/>Resultado: 0<text:line-break/>Ejemplo: round-half-to-even(1.5) <text:s text:c="16"/>Resultado: 2<text:line-break/>Ejemplo: round-half-to-even(2.5) <text:s text:c="16"/>Resultado: 2</text:p>
          </table:table-cell>
        </table:table-row>
      </table:table>
      <text:p text:style-name="Standard"/>
      <text:p text:style-name="P13">Funcions <text:span text:style-name="T3">per a anyURI:</text:span></text:p>
      <text:p text:style-name="P1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Nombre</text:p>
          </table:table-cell>
        </table:table-row>
        <table:table-row table:style-name="Tabla4.2">
          <table:table-cell table:style-name="Tabla4.A2" office:value-type="string">
            <text:p text:style-name="P23">Fn: resolve-uri(<text:span text:style-name="T4">relative,base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4"><text:soft-page-break/>Funcions <text:span text:style-name="T3">en String:</text:span></text:p>
      <text:p text:style-name="P1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"><text:span text:style-name="T2">Nombre</text:span></text:p>
          </table:table-cell>
          <table:table-cell table:style-name="Tabla5.B1" office:value-type="string">
            <text:p text:style-name="P4"><text:span text:style-name="T2">Descripción</text:span></text:p>
          </table:table-cell>
        </table:table-row>
        <table:table-row table:style-name="Tabla5.2">
          <table:table-cell table:style-name="Tabla5.A2" office:value-type="string">
            <text:p text:style-name="P5">Fn: <text:span text:style-name="T12">string(arg)</text:span></text:p>
          </table:table-cell>
          <table:table-cell table:style-name="Tabla5.B2" office:value-type="string">
            <text:p text:style-name="P5">Devuelve el valor de cadena del argumento. El argumento podría ser un número, boolean, o conjunto de nodos<text:line-break/>Ejemplo: string(314) <text:s text:c="16"/>Resultado: "314"</text:p>
          </table:table-cell>
        </table:table-row>
        <table:table-row table:style-name="Tabla5.3">
          <table:table-cell table:style-name="Tabla5.A2" office:value-type="string">
            <text:p text:style-name="P5">Fn: codepoints-to-string((int,int,...))</text:p>
          </table:table-cell>
          <table:table-cell table:style-name="Tabla5.B2" office:value-type="string">
            <text:p text:style-name="P7">Crea una cadena de una secuencia de los puntos de código Unicode Standard<text:line-break/>Ejemplo: codepoints-to-string((84, 104, 233, 114, 232, 115, 101))<text:line-break/>Resultado: 'Thérèse'</text:p>
          </table:table-cell>
        </table:table-row>
        <table:table-row table:style-name="Tabla5.3">
          <table:table-cell table:style-name="Tabla5.A2" office:value-type="string">
            <text:p text:style-name="P5">Fn: string-to-codepoints(strin<text:span text:style-name="T3">g</text:span>)</text:p>
          </table:table-cell>
          <table:table-cell table:style-name="Tabla5.B2" office:value-type="string">
            <text:p text:style-name="P7">Devuelve la secuencia de los puntos de código Unicode estándar desde una cadena<text:line-break/>Ejemplo: string-to-codepoints("Th r se")<text:line-break/>Resultado:(84, 104, 233, 114, 232, 115, 101)</text:p>
          </table:table-cell>
        </table:table-row>
        <table:table-row table:style-name="Tabla5.3">
          <table:table-cell table:style-name="Tabla5.A2" office:value-type="string">
            <text:p text:style-name="P5">fn:codepoint-equal(comp1,comp2)</text:p>
          </table:table-cell>
          <table:table-cell table:style-name="Tabla5.B2" office:value-type="string">
            <text:p text:style-name="P5">Devuelve verdadero si el valor de COMP1 es igual al valor de comp2, de acuerdo con el punto de colación código Unicode(http://www.w3.org/2005/02/xpath-functions/collation/codepoint), de lo contrario retorna falso</text:p>
          </table:table-cell>
        </table:table-row>
        <table:table-row table:style-name="Tabla5.6">
          <table:table-cell table:style-name="Tabla5.A2" office:value-type="string">
            <text:p text:style-name="P5">Fn: <text:span text:style-name="T12">compare(comp1,comp2)</text:span><text:line-break/><text:span text:style-name="T3">F</text:span>n: compare (comp1,comp2,collation)</text:p>
          </table:table-cell>
          <table:table-cell table:style-name="Tabla5.B2" office:value-type="string">
            <text:p text:style-name="P5">Devuelve -1 si comp1 es menor que comp2, 0 si comp1 es igual a comp2, o 1 si comp1 es mayor que comp2 (de acuerdo con las reglas de la intercalación que se utiliza)<text:line-break/>Ejemplo: compare('ghi', 'ghi') <text:s text:c="30"/>Resultado: 0</text:p>
          </table:table-cell>
        </table:table-row>
        <table:table-row table:style-name="Tabla5.7">
          <table:table-cell table:style-name="Tabla5.A2" office:value-type="string">
            <text:p text:style-name="P5">Fn: <text:span text:style-name="T12">concat(string,string,...)</text:span></text:p>
          </table:table-cell>
          <table:table-cell table:style-name="Tabla5.B2" office:value-type="string">
            <text:p text:style-name="P5">Devuelve la concatenación de las cadenas<text:line-break/>Ejemplo: concat('XPath ','is ','FUN!') <text:s text:c="20"/>Resultado: 'XPath es divertido!'</text:p>
          </table:table-cell>
        </table:table-row>
        <table:table-row table:style-name="Tabla5.8">
          <table:table-cell table:style-name="Tabla5.A2" office:value-type="string">
            <text:p text:style-name="P5">Fn: <text:span text:style-name="T12">string-join ((string,string,...),sep)</text:span></text:p>
          </table:table-cell>
          <table:table-cell table:style-name="Tabla5.B2" office:value-type="string">
            <text:p text:style-name="P7">Devuelve una cadena creada mediante la concatenación de los argumentos de cadena y con el argumento sep como separador<text:line-break/>Ejemplo: String-join(('We', 'are', 'having', 'fun!'), ' ')<text:line-break/>Resultado: 'We are having fun! '<text:line-break/>Ejemplo: String-join(('We', 'are', 'having', 'fun!'))<text:line-break/>Resultado: 'Wearehavingfun!'</text:p>
          </table:table-cell>
        </table:table-row>
        <table:table-row table:style-name="Tabla5.9">
          <table:table-cell table:style-name="Tabla5.A2" office:value-type="string">
            <text:p text:style-name="P5">Fn: substring(string,start,len)<text:line-break/><text:span text:style-name="T5">F</text:span>n: substring(string,start)</text:p>
          </table:table-cell>
          <table:table-cell table:style-name="Tabla5.B2" office:value-type="string">
            <text:p text:style-name="P5">Devuelve la subcadena desde la posición inicial a la longitud especificada. Índice del primer carácter es 1. Si se omite la longitud devuelve la subcadena desde la posición inicial hasta el final<text:line-break/>Ejemplo: substring('Beatles',1,4) <text:s text:c="42"/>Resultado: 'Beat'<text:line-break/>Ejemplo: substring('Beatles',2) <text:s text:c="45"/>Resultados: '' eatles</text:p>
          </table:table-cell>
        </table:table-row>
        <table:table-row table:style-name="Tabla5.10">
          <table:table-cell table:style-name="Tabla5.A2" office:value-type="string">
            <text:p text:style-name="P5">Fn: <text:span text:style-name="T12">string-length(string)</text:span><text:line-break/><text:span text:style-name="T5">F</text:span>n: string-length()</text:p>
          </table:table-cell>
          <table:table-cell table:style-name="Tabla5.B2" office:value-type="string">
            <text:p text:style-name="P5">Devuelve la longitud de la cadena especificada. Si no hay un argumento de cadena que devuelve la longitud de la cadena de valor del nodo actual<text:line-break/>Ejemplo: String-length('Beatles') <text:s text:c="41"/>Resultado: 7</text:p>
          </table:table-cell>
        </table:table-row>
        <table:table-row table:style-name="Tabla5.11">
          <table:table-cell table:style-name="Tabla5.A2" office:value-type="string">
            <text:p text:style-name="P5">Fn: normalize-space(string)<text:line-break/><text:span text:style-name="T5">F</text:span>n: normalize-space()</text:p>
          </table:table-cell>
          <table:table-cell table:style-name="Tabla5.B2" office:value-type="string">
            <text:p text:style-name="P5">Elimina espacios iniciales y finales de la cadena especificada, y sustituye todas las secuencias internas de espacio en blanco con una y devuelve el resultado. Si no hay un argumento de cadena que hace lo mismo en el nodo actual<text:line-break/>Ejemplo: normalizan-space(' The XML ') <text:s text:c="25"/>Resultado: '<text:span text:style-name="T5">The</text:span> XML'</text:p>
          </table:table-cell>
        </table:table-row>
        <table:table-row table:style-name="Tabla5.1">
          <table:table-cell table:style-name="Tabla5.A2" office:value-type="string">
            <text:p text:style-name="P5">Fn: normalize-unicode()</text:p>
          </table:table-cell>
          <table:table-cell table:style-name="Tabla5.B2" office:value-type="string">
            <text:p text:style-name="P5"/>
          </table:table-cell>
        </table:table-row>
        <table:table-row table:style-name="Tabla5.13">
          <table:table-cell table:style-name="Tabla5.A2" office:value-type="string">
            <text:p text:style-name="P5">Fn: <text:span text:style-name="T12">upper-case(string)</text:span></text:p>
          </table:table-cell>
          <table:table-cell table:style-name="Tabla5.B2" office:value-type="string">
            <text:p text:style-name="P8">Convierte el argumento de cadena a mayúsculas<text:line-break/>Ejemplo: upper-case('The XML') <text:s text:c="36"/>Resultado: '<text:span text:style-name="T5">THE</text:span> XML'</text:p>
          </table:table-cell>
        </table:table-row>
        <table:table-row table:style-name="Tabla5.14">
          <table:table-cell table:style-name="Tabla5.A2" office:value-type="string">
            <text:p text:style-name="P5">Fn: <text:span text:style-name="T12">lower-case(string)</text:span></text:p>
          </table:table-cell>
          <table:table-cell table:style-name="Tabla5.B2" office:value-type="string">
            <text:p text:style-name="P5">Convierte el argumento de cadena a minúsculas<text:line-break/>Ejemplo: lower-case('The XML') <text:s text:c="36"/>Resultado: '<text:span text:style-name="T5">the </text:span>xml'</text:p>
          </table:table-cell>
        </table:table-row>
        <table:table-row table:style-name="Tabla5.15">
          <table:table-cell table:style-name="Tabla5.A2" office:value-type="string">
            <text:p text:style-name="P5">Fn: translate(string1,string2,string3)</text:p>
          </table:table-cell>
          <table:table-cell table:style-name="Tabla5.B2" office:value-type="string">
            <text:p text:style-name="P5">Convierte cadena1 mediante la sustitución de los caracteres en string2 con los personajes de string3<text:line-break/>Ejemplo: translate('12:30','30','45') <text:s text:c="38"/>Resultado: '12:45'<text:line-break/>Ejemplo: translate('12:30','03','54') <text:s text:c="38"/>Resultado: '12:45'<text:line-break/>Ejemplo: translate('12:30','0123','abcd') <text:s text:c="31"/>Resultado: 'bc: da'</text:p>
          </table:table-cell>
        </table:table-row>
        <text:soft-page-break/>
        <table:table-row table:style-name="Tabla5.16">
          <table:table-cell table:style-name="Tabla5.A2" office:value-type="string">
            <text:p text:style-name="P5">fn:escape-uri (stringURI,esc-res)</text:p>
          </table:table-cell>
          <table:table-cell table:style-name="Tabla5.B2" office:value-type="string">
            <text:p text:style-name="P5">Ejemplo: Escape-uri("<text:a xlink:type="simple" xlink:href="http://example.com/test#car" text:style-name="Internet_20_link" text:visited-style-name="Visited_20_Internet_20_Link">http://example.com/test#car</text:a>", true())<text:line-break/>Resultado:"http%3A%2F%2Fexample.com%2Ftest#car"</text:p>
          </table:table-cell>
        </table:table-row>
        <table:table-row table:style-name="Tabla5.14">
          <table:table-cell table:style-name="Tabla5.A2" office:value-type="string">
            <text:p text:style-name="P5">Fn: <text:span text:style-name="T12">contains(string1,string2)</text:span></text:p>
          </table:table-cell>
          <table:table-cell table:style-name="Tabla5.B2" office:value-type="string">
            <text:p text:style-name="P8">Devuelve verdadero si cadena1 contiene cadena2 , de lo contrario devuelve false<text:line-break/>Ejemplo: contains('XML','XM') <text:s text:c="41"/>Resultado: true</text:p>
          </table:table-cell>
        </table:table-row>
        <table:table-row table:style-name="Tabla5.14">
          <table:table-cell table:style-name="Tabla5.A2" office:value-type="string">
            <text:p text:style-name="P5">Fn: <text:span text:style-name="T12">starts-with (string1,string2)</text:span></text:p>
          </table:table-cell>
          <table:table-cell table:style-name="Tabla5.B2" office:value-type="string">
            <text:p text:style-name="P5">Devuelve verdadero si cadena1 comienza con string2, <text:span text:style-name="T5">sino</text:span> devuelve false<text:line-break/>Ejemplo: starts-with('XML','X') <text:s text:c="44"/>Resultado: true</text:p>
          </table:table-cell>
        </table:table-row>
        <table:table-row table:style-name="Tabla5.7">
          <table:table-cell table:style-name="Tabla5.A2" office:value-type="string">
            <text:p text:style-name="P5">Fn: <text:span text:style-name="T12">ends-with (string1,string2)</text:span></text:p>
          </table:table-cell>
          <table:table-cell table:style-name="Tabla5.B2" office:value-type="string">
            <text:p text:style-name="P5">Devuelve verdadero si cadena1 termina con string2, de lo contrario devuelve false<text:line-break/>Ejemplo: ends-with('XML','X') <text:s text:c="45"/>Resultado: falsa</text:p>
          </table:table-cell>
        </table:table-row>
        <table:table-row table:style-name="Tabla5.14">
          <table:table-cell table:style-name="Tabla5.A2" office:value-type="string">
            <text:p text:style-name="P5">Fn: substring-before (string1,string2)</text:p>
          </table:table-cell>
          <table:table-cell table:style-name="Tabla5.B2" office:value-type="string">
            <text:p text:style-name="P5">Devuelve el inicio de cadena1 cadena2 antes de que ocurra en ella<text:line-break/>Ejemplo: substring-before('12/10','/') <text:s text:c="40"/>Resultado: '12'</text:p>
          </table:table-cell>
        </table:table-row>
        <table:table-row table:style-name="Tabla5.14">
          <table:table-cell table:style-name="Tabla5.A2" office:value-type="string">
            <text:p text:style-name="P5">fn:substring-after (string1,string2)</text:p>
          </table:table-cell>
          <table:table-cell table:style-name="Tabla5.B2" office:value-type="string">
            <text:p text:style-name="P5">Devuelve el resto de cadena1 cadena2 después se produce en ella<text:line-break/>Ejemplo: substring-after('12/10','/') <text:s text:c="41"/>Resultado: '10'</text:p>
          </table:table-cell>
        </table:table-row>
        <table:table-row table:style-name="Tabla5.10">
          <table:table-cell table:style-name="Tabla5.A2" office:value-type="string">
            <text:p text:style-name="P5">Fn: <text:span text:style-name="T12">matches(string,pattern)</text:span></text:p>
          </table:table-cell>
          <table:table-cell table:style-name="Tabla5.B2" office:value-type="string">
            <text:p text:style-name="P5">Devuelve true si el argumento cadena coincide con el patrón, de lo contrario, devuelve falso<text:line-break/>Ejemplo: matches("Merano", "ran") <text:s text:c="37"/>Resultado: true</text:p>
          </table:table-cell>
        </table:table-row>
        <table:table-row table:style-name="Tabla5.23">
          <table:table-cell table:style-name="Tabla5.A2" office:value-type="string">
            <text:p text:style-name="P5">Fn: replace (string,pattern,replace)</text:p>
          </table:table-cell>
          <table:table-cell table:style-name="Tabla5.B2" office:value-type="string">
            <text:p text:style-name="P5">Devuelve una cadena que se crea mediante la sustitución del patrón dado con el argumento de reemplazar<text:line-break/>Ejemplo: replace("Bella Italia", "l", "*") <text:s text:c="22"/>Resultado: '<text:span text:style-name="T5">Be</text:span>**<text:span text:style-name="T5">a</text:span> Ita*ia'<text:line-break/>Ejemplo: replace("Bella Italia", "l", "") <text:s text:c="24"/>Resultado: 'Bea Itaia'</text:p>
          </table:table-cell>
        </table:table-row>
        <table:table-row table:style-name="Tabla5.24">
          <table:table-cell table:style-name="Tabla5.A2" office:value-type="string">
            <text:p text:style-name="P5">Fn: tokenize(string,pattern)</text:p>
          </table:table-cell>
          <table:table-cell table:style-name="Tabla5.B2" office:value-type="string">
            <text:p text:style-name="P8">Ejemplo: tokenize("XPath is fun", "\s+") <text:s text:c="14"/></text:p>
            <text:p text:style-name="P8">Resultado: ("XPath","is", "fun")</text:p>
          </table:table-cell>
        </table:table-row>
      </table:table>
      <text:p text:style-name="Standard"/>
      <text:p text:style-name="P15">Funcions <text:span text:style-name="T3">en </text:span><text:span text:style-name="T6">valors booleans</text:span><text:span text:style-name="T3">:</text:span></text:p>
      <text:p text:style-name="P1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<text:span text:style-name="T2">Nombre</text:span></text:p>
          </table:table-cell>
          <table:table-cell table:style-name="Tabla6.B1" office:value-type="string">
            <text:p text:style-name="P4"><text:span text:style-name="T2">Descripción</text:span></text:p>
          </table:table-cell>
        </table:table-row>
        <table:table-row table:style-name="Tabla6.1">
          <table:table-cell table:style-name="Tabla6.A2" office:value-type="string">
            <text:p text:style-name="P5">Fn: boolean(arg)</text:p>
          </table:table-cell>
          <table:table-cell table:style-name="Tabla6.B2" office:value-type="string">
            <text:p text:style-name="P5"><text:span text:style-name="T6">Retorna</text:span> un valor booleano para un número, una cadena o conjunto de nodos</text:p>
          </table:table-cell>
        </table:table-row>
        <table:table-row table:style-name="Tabla6.3">
          <table:table-cell table:style-name="Tabla6.A2" office:value-type="string">
            <text:p text:style-name="P5">Fn: not(arg)</text:p>
          </table:table-cell>
          <table:table-cell table:style-name="Tabla6.B2" office:value-type="string">
            <text:p text:style-name="P5">El argumento se reduce primero a un valor booleano mediante la aplicación de la <text:span text:style-name="T13">función </text:span>boolean(). Devuelve VERDADERO si el valor booleano es falso, y falso si el valor booleano es verdadero<text:line-break/>Ejemplo: not(true()) <text:s text:c="50"/>Resultado: falsa</text:p>
          </table:table-cell>
        </table:table-row>
        <table:table-row table:style-name="Tabla6.4">
          <table:table-cell table:style-name="Tabla6.A2" office:value-type="string">
            <text:p text:style-name="P5">Fn: true()</text:p>
          </table:table-cell>
          <table:table-cell table:style-name="Tabla6.B2" office:value-type="string">
            <text:p text:style-name="P5">Devuelve el valor booleano verdadero<text:line-break/>Ejemplo: true() <text:s text:c="58"/>Resultado: true</text:p>
          </table:table-cell>
        </table:table-row>
        <table:table-row table:style-name="Tabla6.5">
          <table:table-cell table:style-name="Tabla6.A2" office:value-type="string">
            <text:p text:style-name="P5">Fn: false()</text:p>
          </table:table-cell>
          <table:table-cell table:style-name="Tabla6.B2" office:value-type="string">
            <text:p text:style-name="P5">Devuelve el valor booleano falso<text:line-break/>Ejemplo: false() <text:s text:c="56"/>Resultado: falsa</text:p>
          </table:table-cell>
        </table:table-row>
      </table:table>
      <text:p text:style-name="Standard"/>
      <text:p text:style-name="P15">Funcions <text:span text:style-name="T3">en </text:span><text:span text:style-name="T6">dates, hores i duracions</text:span><text:span text:style-name="T3">:</text:span></text:p>
      <text:p text:style-name="P1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"><text:span text:style-name="T2">Nombre</text:span></text:p>
          </table:table-cell>
          <table:table-cell table:style-name="Tabla7.B1" office:value-type="string">
            <text:p text:style-name="P4"><text:span text:style-name="T2">Descripción</text:span></text:p>
          </table:table-cell>
        </table:table-row>
        <table:table-row table:style-name="Tabla7.1">
          <table:table-cell table:style-name="Tabla7.A2" office:value-type="string">
            <text:p text:style-name="P5">Fn: dateTime(date,time)</text:p>
          </table:table-cell>
          <table:table-cell table:style-name="Tabla7.B2" office:value-type="string">
            <text:p text:style-name="P5">Convierte los argumentos a una fecha y una hora</text:p>
          </table:table-cell>
        </table:table-row>
        <table:table-row table:style-name="Tabla7.3">
          <table:table-cell table:style-name="Tabla7.A2" office:value-type="string">
            <text:p text:style-name="P5">Fn: years-from-duration (datetimedur)</text:p>
          </table:table-cell>
          <table:table-cell table:style-name="Tabla7.B2" office:value-type="string">
            <text:p text:style-name="P5">Devuelve un entero que representa el componente de años en la representación léxica canónica del valor del argumento</text:p>
          </table:table-cell>
        </table:table-row>
        <table:table-row table:style-name="Tabla7.4">
          <table:table-cell table:style-name="Tabla7.A2" office:value-type="string">
            <text:p text:style-name="P5">Fn: months-from-duration(datetimedur)</text:p>
          </table:table-cell>
          <table:table-cell table:style-name="Tabla7.B2" office:value-type="string">
            <text:p text:style-name="P5">Devuelve un entero que representa el componente meses en la representación léxica canónica del valor del argumento</text:p>
          </table:table-cell>
        </table:table-row>
        <table:table-row table:style-name="Tabla7.5">
          <table:table-cell table:style-name="Tabla7.A2" office:value-type="string">
            <text:p text:style-name="P5">Fn: days-from-duration (datetimedur)</text:p>
          </table:table-cell>
          <table:table-cell table:style-name="Tabla7.B2" office:value-type="string">
            <text:p text:style-name="P5">Devuelve un entero que representa el componente días en la representación léxica canónica del valor del argumento</text:p>
          </table:table-cell>
        </table:table-row>
        <table:table-row table:style-name="Tabla7.6">
          <table:table-cell table:style-name="Tabla7.A2" office:value-type="string">
            <text:p text:style-name="P5">Fn: hours-from-duration (datetimedur)</text:p>
          </table:table-cell>
          <table:table-cell table:style-name="Tabla7.B2" office:value-type="string">
            <text:p text:style-name="P5">Devuelve un entero que representa el componente de horas en la representación léxica canónica del valor del argumento</text:p>
          </table:table-cell>
        </table:table-row>
        <table:table-row table:style-name="Tabla7.6">
          <table:table-cell table:style-name="Tabla7.A2" office:value-type="string">
            <text:p text:style-name="P5">Fn: minutes-from-duration(datetimedur)</text:p>
          </table:table-cell>
          <table:table-cell table:style-name="Tabla7.B2" office:value-type="string">
            <text:p text:style-name="P5">Devuelve un entero que representa el componente de minutos en la representación léxica canónica del valor del argumento</text:p>
          </table:table-cell>
        </table:table-row>
        <text:soft-page-break/>
        <table:table-row table:style-name="Tabla7.6">
          <table:table-cell table:style-name="Tabla7.A2" office:value-type="string">
            <text:p text:style-name="P5">Fn: seconds-from-duration (datetimedur)</text:p>
          </table:table-cell>
          <table:table-cell table:style-name="Tabla7.B2" office:value-type="string">
            <text:p text:style-name="P5">Devuelve un número decimal que representa el componente de segundos en la representación léxica canónica del valor del argumento</text:p>
          </table:table-cell>
        </table:table-row>
        <table:table-row table:style-name="Tabla7.9">
          <table:table-cell table:style-name="Tabla7.A2" office:value-type="string">
            <text:p text:style-name="P5">Fn: year-from-dateTime (datetime)</text:p>
          </table:table-cell>
          <table:table-cell table:style-name="Tabla7.B2" office:value-type="string">
            <text:p text:style-name="P9">Devuelve un entero que representa el componente de ejercicio en el valor del argumento localizada<text:line-break/>Ejemplo: year-from-dateTime(xs:dateTime("2005-01-10T12:30-04:10"))<text:line-break/>Resultado: 2005</text:p>
          </table:table-cell>
        </table:table-row>
        <table:table-row table:style-name="Tabla7.9">
          <table:table-cell table:style-name="Tabla7.A2" office:value-type="string">
            <text:p text:style-name="P5">Fn: month-from-dateTime(datetime)</text:p>
          </table:table-cell>
          <table:table-cell table:style-name="Tabla7.B2" office:value-type="string">
            <text:p text:style-name="P9">Devuelve un entero que representa el componente meses en el valor localizado del argumento<text:line-break/>Ejemplo: month-from-dateTime(xs:dateTime("2005-01-10T12:30-04:10"))<text:line-break/>Resultado: 01</text:p>
          </table:table-cell>
        </table:table-row>
        <table:table-row table:style-name="Tabla7.9">
          <table:table-cell table:style-name="Tabla7.A2" office:value-type="string">
            <text:p text:style-name="P5">fn:day-from-dateTime (datetime)</text:p>
          </table:table-cell>
          <table:table-cell table:style-name="Tabla7.B2" office:value-type="string">
            <text:p text:style-name="P9">Devuelve un entero que representa el componente de días en el valor localizada del argumento<text:line-break/>Ejemplo: day-from-dateTime(xs:dateTime("2005-01-10T12:30-04:10"))<text:line-break/>Resultado: 10</text:p>
          </table:table-cell>
        </table:table-row>
        <table:table-row table:style-name="Tabla7.9">
          <table:table-cell table:style-name="Tabla7.A2" office:value-type="string">
            <text:p text:style-name="P5">fn:hours-from-dateTime (datetime)</text:p>
          </table:table-cell>
          <table:table-cell table:style-name="Tabla7.B2" office:value-type="string">
            <text:p text:style-name="P9">Devuelve un entero que representa el componente de hora en el valor localizada del argumento<text:line-break/>Ejemplo: hours-from-dateTime(xs:dateTime("2005-01-10T12:30-04:10"))<text:line-break/>Resultado: 12</text:p>
          </table:table-cell>
        </table:table-row>
        <table:table-row table:style-name="Tabla7.9">
          <table:table-cell table:style-name="Tabla7.A2" office:value-type="string">
            <text:p text:style-name="P5">fn:minutes-from-dateTime(datetime)</text:p>
          </table:table-cell>
          <table:table-cell table:style-name="Tabla7.B2" office:value-type="string">
            <text:p text:style-name="P9">Devuelve un entero que representa el componente de minutos en el valor localizada del argumento<text:line-break/>Ejemplo: minutes-from-dateTime(xs:dateTime("2005-01-10T12:30-04:10"))<text:line-break/>Resultado: 30</text:p>
          </table:table-cell>
        </table:table-row>
        <table:table-row table:style-name="Tabla7.9">
          <table:table-cell table:style-name="Tabla7.A2" office:value-type="string">
            <text:p text:style-name="P5">fn:seconds-from-dateTime(datetime)</text:p>
          </table:table-cell>
          <table:table-cell table:style-name="Tabla7.B2" office:value-type="string">
            <text:p text:style-name="P9">Devuelve un número decimal que representa el componente de segundos en el valor localizado del argumento<text:line-break/>Ejemplo: seconds-from-dateTime(xs:dateTime("2005-01-10T12:30:00-04:10"))<text:line-break/>Resultado: 0</text:p>
          </table:table-cell>
        </table:table-row>
        <table:table-row table:style-name="Tabla7.15">
          <table:table-cell table:style-name="Tabla7.A2" office:value-type="string">
            <text:p text:style-name="P5">fn:timezone-from-dateTime(datetime)</text:p>
          </table:table-cell>
          <table:table-cell table:style-name="Tabla7.B2" office:value-type="string">
            <text:p text:style-name="P5">Devuelve el componente de zona horaria de la discusión si los hay</text:p>
          </table:table-cell>
        </table:table-row>
        <table:table-row table:style-name="Tabla7.16">
          <table:table-cell table:style-name="Tabla7.A2" office:value-type="string">
            <text:p text:style-name="P5">fn:year-from-date(date)</text:p>
          </table:table-cell>
          <table:table-cell table:style-name="Tabla7.B2" office:value-type="string">
            <text:p text:style-name="P9">Devuelve un entero que representa el año en el valor localizado del argumento<text:line-break/>Ejemplo: year-from-date(xs:date("2005-04-23")) <text:s text:c="20"/>Resultado: 2005</text:p>
          </table:table-cell>
        </table:table-row>
        <table:table-row table:style-name="Tabla7.6">
          <table:table-cell table:style-name="Tabla7.A2" office:value-type="string">
            <text:p text:style-name="P5">fn:month-from-date (date)</text:p>
          </table:table-cell>
          <table:table-cell table:style-name="Tabla7.B2" office:value-type="string">
            <text:p text:style-name="P9">Devuelve un entero que representa el mes en el valor localizado del argumento<text:line-break/>Ejemplo: month-from-date(xs:date("2005-04-23")) <text:s text:c="18"/>Resultado: 4</text:p>
          </table:table-cell>
        </table:table-row>
        <table:table-row table:style-name="Tabla7.5">
          <table:table-cell table:style-name="Tabla7.A2" office:value-type="string">
            <text:p text:style-name="P5">fn:day-from-date(date)</text:p>
          </table:table-cell>
          <table:table-cell table:style-name="Tabla7.B2" office:value-type="string">
            <text:p text:style-name="P9">Devuelve un entero que representa el día en el valor localizada del argumento<text:line-break/>Ejemplo: day-from-date(xs:date("2005-04-23")) <text:s text:c="22"/>Resultado: 23</text:p>
          </table:table-cell>
        </table:table-row>
        <table:table-row table:style-name="Tabla7.15">
          <table:table-cell table:style-name="Tabla7.A2" office:value-type="string">
            <text:p text:style-name="P5">fn:timezone-from-date (date)</text:p>
          </table:table-cell>
          <table:table-cell table:style-name="Tabla7.B2" office:value-type="string">
            <text:p text:style-name="P5">Devuelve el componente de zona horaria de la discusión si los hay</text:p>
          </table:table-cell>
        </table:table-row>
        <table:table-row table:style-name="Tabla7.9">
          <table:table-cell table:style-name="Tabla7.A2" office:value-type="string">
            <text:p text:style-name="P5">fn:hours-from-time (time)</text:p>
          </table:table-cell>
          <table:table-cell table:style-name="Tabla7.B2" office:value-type="string">
            <text:p text:style-name="P9">Devuelve un entero que representa el componente de hora en el valor localizada del argumento<text:line-break/>Ejemplo: hours-from-time(xs:time("10:22:00")) <text:s text:c="28"/>Resultado: 10</text:p>
          </table:table-cell>
        </table:table-row>
        <table:table-row table:style-name="Tabla7.21">
          <table:table-cell table:style-name="Tabla7.A2" office:value-type="string">
            <text:p text:style-name="P5">fn:minutes-from-time (time)</text:p>
          </table:table-cell>
          <table:table-cell table:style-name="Tabla7.B2" office:value-type="string">
            <text:p text:style-name="P10">Devuelve un entero que representa el componente de minutos en el valor localizada del argumento<text:line-break/>Ejemplo: minutes-from-time(xs:time("10:22:00")) <text:s text:c="25"/>Resultado: 22</text:p>
          </table:table-cell>
        </table:table-row>
        <table:table-row table:style-name="Tabla7.22">
          <table:table-cell table:style-name="Tabla7.A2" office:value-type="string">
            <text:p text:style-name="P5">fn:seconds-from-time (time)</text:p>
          </table:table-cell>
          <table:table-cell table:style-name="Tabla7.B2" office:value-type="string">
            <text:p text:style-name="P10">Devuelve un entero que representa el componente de segundo en el valor localizada del argumento<text:line-break/>Ejemplo: seconds-from-time(xs:time("10:22:00")) <text:s text:c="26"/>Resultado: 0</text:p>
          </table:table-cell>
        </table:table-row>
        <table:table-row table:style-name="Tabla7.15">
          <table:table-cell table:style-name="Tabla7.A2" office:value-type="string">
            <text:p text:style-name="P5">fn:timezone-from-time (time)</text:p>
          </table:table-cell>
          <table:table-cell table:style-name="Tabla7.B2" office:value-type="string">
            <text:p text:style-name="P5">Devuelve el componente de zona horaria de la discusión si los hay</text:p>
          </table:table-cell>
        </table:table-row>
        <text:soft-page-break/>
        <table:table-row table:style-name="Tabla7.24">
          <table:table-cell table:style-name="Tabla7.A2" office:value-type="string">
            <text:p text:style-name="P5">fn:adjust-dateTime-to-timezone (datetime,timezone)</text:p>
          </table:table-cell>
          <table:table-cell table:style-name="Tabla7.B2" office:value-type="string">
            <text:p text:style-name="P5">Si el argumento zona horaria está vacía, devuelve una fecha y hora sin una zona horaria. De lo contrario, devuelve una fecha y hora con una zona horaria</text:p>
          </table:table-cell>
        </table:table-row>
        <table:table-row table:style-name="Tabla7.25">
          <table:table-cell table:style-name="Tabla7.A2" office:value-type="string">
            <text:p text:style-name="P5">fn:adjust-date-to-timezone(date,timezone)</text:p>
          </table:table-cell>
          <table:table-cell table:style-name="Tabla7.B2" office:value-type="string">
            <text:p text:style-name="P5">Si el argumento zona horaria está vacía, devuelve una fecha sin una zona horaria. De lo contrario, devuelve una cita con una zona horaria</text:p>
          </table:table-cell>
        </table:table-row>
        <table:table-row table:style-name="Tabla7.26">
          <table:table-cell table:style-name="Tabla7.A2" office:value-type="string">
            <text:p text:style-name="P5">fn:adjust-time-to-timezone(time,timezone)</text:p>
          </table:table-cell>
          <table:table-cell table:style-name="Tabla7.B2" office:value-type="string">
            <text:p text:style-name="P5">Si el argumento zona horaria está vacía, se devuelve un tiempo sin una zona horaria. De lo contrario, se devuelve una vez con una zona horaria</text:p>
          </table:table-cell>
        </table:table-row>
      </table:table>
      <text:p text:style-name="Standard"/>
      <text:p text:style-name="P16">Funcions <text:span text:style-name="T7">relacionades amb Qnames</text:span><text:span text:style-name="T3">:</text:span></text:p>
      <text:p text:style-name="P1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><text:span text:style-name="T2">Nombre</text:span></text:p>
          </table:table-cell>
        </table:table-row>
        <table:table-row table:style-name="Tabla8.1">
          <table:table-cell table:style-name="Tabla8.A2" office:value-type="string">
            <text:p text:style-name="P5">Fn: QName()</text:p>
          </table:table-cell>
        </table:table-row>
        <table:table-row table:style-name="Tabla8.3">
          <table:table-cell table:style-name="Tabla8.A2" office:value-type="string">
            <text:p text:style-name="P5">Fn: local-name-from-QName()</text:p>
          </table:table-cell>
        </table:table-row>
        <table:table-row table:style-name="Tabla8.4">
          <table:table-cell table:style-name="Tabla8.A2" office:value-type="string">
            <text:p text:style-name="P5">Fn: namespace-uri-from-QName()</text:p>
          </table:table-cell>
        </table:table-row>
        <table:table-row table:style-name="Tabla8.5">
          <table:table-cell table:style-name="Tabla8.A2" office:value-type="string">
            <text:p text:style-name="P5">Fn: namespace-uri-for-prefix()</text:p>
          </table:table-cell>
        </table:table-row>
        <table:table-row table:style-name="Tabla8.1">
          <table:table-cell table:style-name="Tabla8.A2" office:value-type="string">
            <text:p text:style-name="P5">Fn: in-scope-prefixes()</text:p>
          </table:table-cell>
        </table:table-row>
        <table:table-row table:style-name="Tabla8.1">
          <table:table-cell table:style-name="Tabla8.A2" office:value-type="string">
            <text:p text:style-name="P5">Fn: resolve-QName()</text:p>
          </table:table-cell>
        </table:table-row>
      </table:table>
      <text:p text:style-name="Standard"/>
      <text:p text:style-name="P17">Funcions <text:span text:style-name="T7">en nodes</text:span><text:span text:style-name="T3">:</text:span></text:p>
      <text:p text:style-name="P16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"><text:span text:style-name="T2">Nombre</text:span></text:p>
          </table:table-cell>
          <table:table-cell table:style-name="Tabla9.B1" office:value-type="string">
            <text:p text:style-name="P4"><text:span text:style-name="T2">Descripción</text:span></text:p>
          </table:table-cell>
        </table:table-row>
        <table:table-row table:style-name="Tabla9.2">
          <table:table-cell table:style-name="Tabla9.A2" office:value-type="string">
            <text:p text:style-name="P5">Fn: <text:span text:style-name="T12">name()</text:span><text:line-break/><text:span text:style-name="T7">F</text:span>n: name(nodeset)</text:p>
          </table:table-cell>
          <table:table-cell table:style-name="Tabla9.B2" office:value-type="string">
            <text:p text:style-name="P5">Devuelve el nombre del nodo actual o el primer nodo en el conjunto de nodos especificada</text:p>
          </table:table-cell>
        </table:table-row>
        <table:table-row table:style-name="Tabla9.2">
          <table:table-cell table:style-name="Tabla9.A2" office:value-type="string">
            <text:p text:style-name="P5">Fn: local-name()<text:line-break/><text:span text:style-name="T7">F</text:span>n: local-name(nodeset)</text:p>
          </table:table-cell>
          <table:table-cell table:style-name="Tabla9.B2" office:value-type="string">
            <text:p text:style-name="P5">Devuelve el nombre del nodo actual o el primer nodo en el conjunto de nodos especificada - sin el prefijo de espacio de nombres</text:p>
          </table:table-cell>
        </table:table-row>
        <table:table-row table:style-name="Tabla9.4">
          <table:table-cell table:style-name="Tabla9.A2" office:value-type="string">
            <text:p text:style-name="P5">Fn: namespace-uri()<text:line-break/><text:span text:style-name="T7">F</text:span>n: namespace-uri(nodeset)</text:p>
          </table:table-cell>
          <table:table-cell table:style-name="Tabla9.B2" office:value-type="string">
            <text:p text:style-name="P5">Devuelve el URI de espacio del nodo actual o el primer nodo en el conjunto de nodos especificada</text:p>
          </table:table-cell>
        </table:table-row>
        <table:table-row table:style-name="Tabla9.5">
          <table:table-cell table:style-name="Tabla9.A2" office:value-type="string">
            <text:p text:style-name="P5">Fn: lang(lang)</text:p>
          </table:table-cell>
          <table:table-cell table:style-name="Tabla9.B2" office:value-type="string">
            <text:p text:style-name="P5">Devuelve true si el idioma del nodo actual coincide con el idioma del idioma especificado<text:line-break/>Ejemplo: Lang("de") es falsa para &lt;P xml: lang = "es"&gt; ... &lt;/ p&gt;</text:p>
          </table:table-cell>
        </table:table-row>
        <table:table-row table:style-name="Tabla9.2">
          <table:table-cell table:style-name="Tabla9.A2" office:value-type="string">
            <text:p text:style-name="P5">Fn: root()<text:line-break/><text:span text:style-name="T7">F</text:span>n: root(node)</text:p>
          </table:table-cell>
          <table:table-cell table:style-name="Tabla9.B2" office:value-type="string">
            <text:p text:style-name="P5">Devuelve la raíz del árbol al que pertenece el nodo actual o la especificada. Esto suele ser un nodo de documento</text:p>
          </table:table-cell>
        </table:table-row>
      </table:table>
      <text:p text:style-name="Standard"/>
      <text:p text:style-name="P17">Funcions <text:span text:style-name="T7">en seqüències (funcions generals)</text:span><text:span text:style-name="T3">:</text:span></text:p>
      <text:p text:style-name="P17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"><text:span text:style-name="T2">Nombre</text:span></text:p>
          </table:table-cell>
          <table:table-cell table:style-name="Tabla10.B1" office:value-type="string">
            <text:p text:style-name="P4"><text:span text:style-name="T2">Descripción</text:span></text:p>
          </table:table-cell>
        </table:table-row>
        <table:table-row table:style-name="Tabla10.2">
          <table:table-cell table:style-name="Tabla10.A2" office:value-type="string">
            <text:p text:style-name="P5">Fn: <text:span text:style-name="T12">index-of((item,item,...), searchitem)</text:span></text:p>
          </table:table-cell>
          <table:table-cell table:style-name="Tabla10.B2" office:value-type="string">
            <text:p text:style-name="P5">Devuelve las posiciones dentro de la secuencia de elementos que son iguales al argumento searchitem<text:line-break/>Ejemplo: index-<text:span text:style-name="T8">of</text:span>((15, 40, 25, 40, 10), 40) <text:s text:c="29"/>Resultado: (2, 4)<text:line-break/>Ejemplo: index-<text:span text:style-name="T8">of</text:span>(("a","dog","and","a", "duck"), "a") <text:s text:c="12"/>Resultado: (1, 4)</text:p>
          </table:table-cell>
        </table:table-row>
        <table:table-row table:style-name="Tabla10.3">
          <table:table-cell table:style-name="Tabla10.A2" office:value-type="string">
            <text:p text:style-name="P5">Fn: remove((item,item,...), position)</text:p>
          </table:table-cell>
          <table:table-cell table:style-name="Tabla10.B2" office:value-type="string">
            <text:p text:style-name="P5">Devuelve una nueva secuencia construida a partir del valor de los argumentos del artículo - con el elemento especificado por el argumento de posición eliminado<text:line-break/>Ejemplo: remove(("ab","cd","ef"), 1) <text:s text:c="29"/>Resultado: ("cd", "ef")</text:p>
          </table:table-cell>
        </table:table-row>
        <table:table-row table:style-name="Tabla10.4">
          <table:table-cell table:style-name="Tabla10.A2" office:value-type="string">
            <text:p text:style-name="P5">Fn: <text:span text:style-name="T12">empty(item,item,...)</text:span></text:p>
          </table:table-cell>
          <table:table-cell table:style-name="Tabla10.B2" office:value-type="string">
            <text:p text:style-name="P5">Devuelve verdadero si el valor de los argumentos es una secuencia vacía, de lo contrario devuelve false<text:line-break/>Ejemplo: empty(remove(("ab", "cd"), 1)) <text:s text:c="29"/>Resultado: falsa</text:p>
          </table:table-cell>
        </table:table-row>
        <text:soft-page-break/>
        <table:table-row table:style-name="Tabla10.5">
          <table:table-cell table:style-name="Tabla10.A2" office:value-type="string">
            <text:p text:style-name="P5">Fn: <text:span text:style-name="T12">exists(item,item,...)</text:span></text:p>
          </table:table-cell>
          <table:table-cell table:style-name="Tabla10.B2" office:value-type="string">
            <text:p text:style-name="P5">Devuelve verdadero si el valor de los argumentos no es una secuencia vacía, de lo contrario devuelve false<text:line-break/>Ejemplo: exists(remove(("ab"), 1)) <text:s text:c="40"/>Resultado: falsa</text:p>
          </table:table-cell>
        </table:table-row>
        <table:table-row table:style-name="Tabla10.6">
          <table:table-cell table:style-name="Tabla10.A2" office:value-type="string">
            <text:p text:style-name="P5">Fn: <text:span text:style-name="T12">distinct-values ((item,item,...), collation)</text:span></text:p>
          </table:table-cell>
          <table:table-cell table:style-name="Tabla10.B2" office:value-type="string">
            <text:p text:style-name="P5">Devuelve única distintos (different) los valores<text:line-break/>Ejemplo: distinct-values((1, 2, 3, 1, 2)) <text:s text:c="30"/>Resultado: (1, 2, 3)</text:p>
          </table:table-cell>
        </table:table-row>
        <table:table-row table:style-name="Tabla10.7">
          <table:table-cell table:style-name="Tabla10.A2" office:value-type="string">
            <text:p text:style-name="P5">Fn: insert-before ((item,item,...),pos,inserts)</text:p>
          </table:table-cell>
          <table:table-cell table:style-name="Tabla10.B2" office:value-type="string">
            <text:p text:style-name="P11">Devuelve una nueva secuencia construida a partir del valor de los argumentos del artículo - con el valor del argumento inserts insertado en la posición especificada por el argumento pos<text:line-break/>Ejemplo: insert-before(("ab", "cd"), 1, "gh") <text:s text:c="12"/>Resultado: ("gh","ab","cd")</text:p>
          </table:table-cell>
        </table:table-row>
        <table:table-row table:style-name="Tabla10.8">
          <table:table-cell table:style-name="Tabla10.A2" office:value-type="string">
            <text:p text:style-name="P5">Fn: reverse((item,item,...))</text:p>
          </table:table-cell>
          <table:table-cell table:style-name="Tabla10.B2" office:value-type="string">
            <text:p text:style-name="P5">Devuelve el orden inverso de los elementos especificados<text:line-break/>Ejemplo: reverse(("ab","cd","ef")) <text:s text:c="28"/>Resultado: ("ef","cd","ab")</text:p>
          </table:table-cell>
        </table:table-row>
        <table:table-row table:style-name="Tabla10.9">
          <table:table-cell table:style-name="Tabla10.A2" office:value-type="string">
            <text:p text:style-name="P5">Fn: subsequence((item,item,...),start,len)</text:p>
          </table:table-cell>
          <table:table-cell table:style-name="Tabla10.B2" office:value-type="string">
            <text:p text:style-name="P5">Devuelve una secuencia de elementos desde la posición especificada por el argumento de inicio y continuando por el número de elementos especificados por el argumento len. El primer elemento se encuentra en la posición 1<text:line-break/>Ejemplo: subsequence(($item1, $item2, $item3,...), 3) <text:s text:c="4"/>Resultado: ($item3, ...)<text:line-break/>Ejemplo: subsequence(($item1, $item2, $item3, ...) , 2, 2)<text:line-break/>Resultado: ($item2, $item3)</text:p>
          </table:table-cell>
        </table:table-row>
        <table:table-row table:style-name="Tabla10.10">
          <table:table-cell table:style-name="Tabla10.A2" office:value-type="string">
            <text:p text:style-name="P5">Fn:unordered((item,...))</text:p>
          </table:table-cell>
          <table:table-cell table:style-name="Tabla10.B2" office:value-type="string">
            <text:p text:style-name="P5">Devuelve los elementos en un orden depend<text:span text:style-name="T8">iendo</text:span> de la implementación</text:p>
          </table:table-cell>
        </table:table-row>
      </table:table>
      <text:p text:style-name="Standard"/>
      <text:p text:style-name="P18">Funcions <text:span text:style-name="T7">en seqüències (</text:span><text:span text:style-name="T9">cardinalitat</text:span><text:span text:style-name="T7">)</text:span><text:span text:style-name="T3">:</text:span></text:p>
      <text:p text:style-name="P18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4"><text:span text:style-name="T2">Nombre</text:span></text:p>
          </table:table-cell>
          <table:table-cell table:style-name="Tabla11.B1" office:value-type="string">
            <text:p text:style-name="P4"><text:span text:style-name="T2">Descripción</text:span></text:p>
          </table:table-cell>
        </table:table-row>
        <table:table-row table:style-name="Tabla11.2">
          <table:table-cell table:style-name="Tabla11.A2" office:value-type="string">
            <text:p text:style-name="P5">fn:zero-or-one(item,item,...)</text:p>
          </table:table-cell>
          <table:table-cell table:style-name="Tabla11.B2" office:value-type="string">
            <text:p text:style-name="P5">Devuelve el argumento si contiene cero o un <text:span text:style-name="T9">elementos</text:span>, de lo contrario se genera un error</text:p>
          </table:table-cell>
        </table:table-row>
        <table:table-row table:style-name="Tabla11.2">
          <table:table-cell table:style-name="Tabla11.A2" office:value-type="string">
            <text:p text:style-name="P5">fn:one-or-more(item,item,...)</text:p>
          </table:table-cell>
          <table:table-cell table:style-name="Tabla11.B2" office:value-type="string">
            <text:p text:style-name="P5">Devuelve el argumento si contiene uno o más elementos, de lo contrario se genera un error</text:p>
          </table:table-cell>
        </table:table-row>
        <table:table-row table:style-name="Tabla11.2">
          <table:table-cell table:style-name="Tabla11.A2" office:value-type="string">
            <text:p text:style-name="P5">fn:exactly-one(item,item,...)</text:p>
          </table:table-cell>
          <table:table-cell table:style-name="Tabla11.B2" office:value-type="string">
            <text:p text:style-name="P5">Devuelve el argumento si contiene exactamente un artículo, de lo contrario se genera un error</text:p>
          </table:table-cell>
        </table:table-row>
      </table:table>
      <text:p text:style-name="Standard"/>
      <text:p text:style-name="P21">Funcions <text:span text:style-name="T7">en seqüències (</text:span><text:span text:style-name="T9">funcions agregades</text:span><text:span text:style-name="T7">)</text:span><text:span text:style-name="T3">:</text:span></text:p>
      <text:p text:style-name="P19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4"><text:span text:style-name="T2">Nombre</text:span></text:p>
          </table:table-cell>
          <table:table-cell table:style-name="Tabla12.B1" office:value-type="string">
            <text:p text:style-name="P4"><text:span text:style-name="T2">Descripción</text:span></text:p>
          </table:table-cell>
        </table:table-row>
        <table:table-row table:style-name="Tabla12.1">
          <table:table-cell table:style-name="Tabla12.A2" office:value-type="string">
            <text:p text:style-name="P5">Fn: <text:span text:style-name="T12">count((item,item,...))</text:span></text:p>
          </table:table-cell>
          <table:table-cell table:style-name="Tabla12.B2" office:value-type="string">
            <text:p text:style-name="P5">Devuelve el recuento de nodos</text:p>
          </table:table-cell>
        </table:table-row>
        <table:table-row table:style-name="Tabla12.3">
          <table:table-cell table:style-name="Tabla12.A2" office:value-type="string">
            <text:p text:style-name="P5">Fn: <text:span text:style-name="T12">avg((arg,arg,...))</text:span></text:p>
          </table:table-cell>
          <table:table-cell table:style-name="Tabla12.B2" office:value-type="string">
            <text:p text:style-name="P5">Devuelve el promedio de los valores de los argumentos<text:line-break/>Ejemplo: avg((1,2,3)) <text:s text:c="59"/>Resultado: 2</text:p>
          </table:table-cell>
        </table:table-row>
        <table:table-row table:style-name="Tabla12.4">
          <table:table-cell table:style-name="Tabla12.A2" office:value-type="string">
            <text:p text:style-name="P5">Fn: <text:span text:style-name="T12">max((arg,arg,...))</text:span></text:p>
          </table:table-cell>
          <table:table-cell table:style-name="Tabla12.B2" office:value-type="string">
            <text:p text:style-name="P5">Devuelve el argumento de que es más grande que las demás<text:line-break/>Ejemplo: max((1,2,3)) <text:s text:c="59"/>Resultado: 3<text:line-break/>Ejemplo: max(('a', 'k')) <text:s text:c="58"/>Resultado: 'k'</text:p>
          </table:table-cell>
        </table:table-row>
        <table:table-row table:style-name="Tabla12.5">
          <table:table-cell table:style-name="Tabla12.A2" office:value-type="string">
            <text:p text:style-name="P5">Fn: <text:span text:style-name="T12">min((arg,arg,...))</text:span></text:p>
          </table:table-cell>
          <table:table-cell table:style-name="Tabla12.B2" office:value-type="string">
            <text:p text:style-name="P5">Devuelve el argumento de que es menos que los demás<text:line-break/>Ejemplo: min((1,2,3)) <text:s text:c="58"/>Resultado: 1<text:line-break/>Ejemplo: min(('a', 'k')) <text:s text:c="57"/>Resultado: 'a'</text:p>
          </table:table-cell>
        </table:table-row>
        <table:table-row table:style-name="Tabla12.6">
          <table:table-cell table:style-name="Tabla12.A2" office:value-type="string">
            <text:p text:style-name="P5">Fn: <text:span text:style-name="T12">sum(arg,arg,...)</text:span></text:p>
          </table:table-cell>
          <table:table-cell table:style-name="Tabla12.B2" office:value-type="string">
            <text:p text:style-name="P5">Devuelve la suma del valor numérico de cada nodo en el conjunto de nodos especificada</text:p>
          </table:table-cell>
        </table:table-row>
      </table:table>
      <text:p text:style-name="Standard"/>
      <text:p text:style-name="P19">Funcions <text:span text:style-name="T7">en seqüències (</text:span><text:span text:style-name="T9">generen </text:span><text:span text:style-name="T7">seqüències)</text:span><text:span text:style-name="T3">:</text:span></text:p>
      <text:p text:style-name="P19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4"><text:span text:style-name="T2">Nombre</text:span></text:p>
          </table:table-cell>
          <table:table-cell table:style-name="Tabla13.B1" office:value-type="string">
            <text:p text:style-name="P4"><text:span text:style-name="T2">Descripción</text:span></text:p>
          </table:table-cell>
        </table:table-row>
        <table:table-row table:style-name="Tabla13.2">
          <table:table-cell table:style-name="Tabla13.A2" office:value-type="string">
            <text:p text:style-name="P5">Fn: id((string,string,...),node)</text:p>
          </table:table-cell>
          <table:table-cell table:style-name="Tabla13.B2" office:value-type="string">
            <text:p text:style-name="P5">Devuelve una secuencia de nodos de elementos que tienen un valor de ID igual al valor de uno o más de los valores especificados en el argumento de cadena</text:p>
          </table:table-cell>
        </table:table-row>
        <text:soft-page-break/>
        <table:table-row table:style-name="Tabla13.2">
          <table:table-cell table:style-name="Tabla13.A2" office:value-type="string">
            <text:p text:style-name="P5">Fn: idref((string,string,...),node)</text:p>
          </table:table-cell>
          <table:table-cell table:style-name="Tabla13.B2" office:value-type="string">
            <text:p text:style-name="P5">Devuelve una secuencia de elemento o atributo nodos que tienen un valor IDREF igual al valor de uno o más de los valores especificados en el argumento de cadena</text:p>
          </table:table-cell>
        </table:table-row>
        <table:table-row table:style-name="Tabla13.1">
          <table:table-cell table:style-name="Tabla13.A2" office:value-type="string">
            <text:p text:style-name="P5">Fn: doc(URI)</text:p>
          </table:table-cell>
          <table:table-cell table:style-name="Tabla13.B2" office:value-type="string">
            <text:p text:style-name="P5"/>
          </table:table-cell>
        </table:table-row>
        <table:table-row table:style-name="Tabla13.2">
          <table:table-cell table:style-name="Tabla13.A2" office:value-type="string">
            <text:p text:style-name="P5">Fn: doc-available(URI)</text:p>
          </table:table-cell>
          <table:table-cell table:style-name="Tabla13.B2" office:value-type="string">
            <text:p text:style-name="P5">Devuelve true si el doc() devuelve un nodo de documento, de lo contrario devuelve false</text:p>
          </table:table-cell>
        </table:table-row>
        <table:table-row table:style-name="Tabla13.2">
          <table:table-cell table:style-name="Tabla13.A2" office:value-type="string">
            <text:p text:style-name="P5">Fn: collection()<text:line-break/><text:span text:style-name="T9">F</text:span>n: collection(string)</text:p>
          </table:table-cell>
          <table:table-cell table:style-name="Tabla13.B2" office:value-type="string">
            <text:p text:style-name="P5"/>
          </table:table-cell>
        </table:table-row>
      </table:table>
      <text:p text:style-name="Standard"/>
      <text:p text:style-name="P19">Funcions <text:span text:style-name="T10">de context</text:span><text:span text:style-name="T3">:</text:span></text:p>
      <text:p text:style-name="P19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4"><text:span text:style-name="T2">Nombre</text:span></text:p>
          </table:table-cell>
          <table:table-cell table:style-name="Tabla14.B1" office:value-type="string">
            <text:p text:style-name="P4"><text:span text:style-name="T2">Descripción</text:span></text:p>
          </table:table-cell>
        </table:table-row>
        <table:table-row table:style-name="Tabla14.2">
          <table:table-cell table:style-name="Tabla14.A2" office:value-type="string">
            <text:p text:style-name="P22">Fn: position()</text:p>
          </table:table-cell>
          <table:table-cell table:style-name="Tabla14.B2" office:value-type="string">
            <text:p text:style-name="P5">Devuelve la posición de índice del nodo que se está procesando actualmente<text:line-break/>Ejemplo: // libro [position()&lt;= 3]<text:line-break/>Resultado: Selecciona los tres primeros elementos de libros</text:p>
          </table:table-cell>
        </table:table-row>
        <table:table-row table:style-name="Tabla14.2">
          <table:table-cell table:style-name="Tabla14.A2" office:value-type="string">
            <text:p text:style-name="P22">Fn: last()</text:p>
          </table:table-cell>
          <table:table-cell table:style-name="Tabla14.B2" office:value-type="string">
            <text:p text:style-name="P5">Devuelve el número de elementos en la lista de nodos procesados<text:line-break/>Ejemplo: // libro [last()]<text:line-break/>Resultado: Selecciona el último elemento del libro</text:p>
          </table:table-cell>
        </table:table-row>
        <table:table-row table:style-name="Tabla14.1">
          <table:table-cell table:style-name="Tabla14.A2" office:value-type="string">
            <text:p text:style-name="P5">Fn: current-dateTime()</text:p>
          </table:table-cell>
          <table:table-cell table:style-name="Tabla14.B2" office:value-type="string">
            <text:p text:style-name="P5">Devuelve la fecha y hora actuales(with timezone)</text:p>
          </table:table-cell>
        </table:table-row>
        <table:table-row table:style-name="Tabla14.1">
          <table:table-cell table:style-name="Tabla14.A2" office:value-type="string">
            <text:p text:style-name="P5">Fn: current-date()</text:p>
          </table:table-cell>
          <table:table-cell table:style-name="Tabla14.B2" office:value-type="string">
            <text:p text:style-name="P5">Devuelve la fecha actual (with timezone)</text:p>
          </table:table-cell>
        </table:table-row>
        <table:table-row table:style-name="Tabla14.1">
          <table:table-cell table:style-name="Tabla14.A2" office:value-type="string">
            <text:p text:style-name="P5">Fn: current-time()</text:p>
          </table:table-cell>
          <table:table-cell table:style-name="Tabla14.B2" office:value-type="string">
            <text:p text:style-name="P5">Devuelve la hora actual (with timezone)</text:p>
          </table:table-cell>
        </table:table-row>
        <table:table-row table:style-name="Tabla14.1">
          <table:table-cell table:style-name="Tabla14.A2" office:value-type="string">
            <text:p text:style-name="P5">Fn: implicit-timezone()</text:p>
          </table:table-cell>
          <table:table-cell table:style-name="Tabla14.B2" office:value-type="string">
            <text:p text:style-name="P5">Devuelve el valor de la zona horaria implícita</text:p>
          </table:table-cell>
        </table:table-row>
        <table:table-row table:style-name="Tabla14.1">
          <table:table-cell table:style-name="Tabla14.A2" office:value-type="string">
            <text:p text:style-name="P5">fn:default-collation()</text:p>
          </table:table-cell>
          <table:table-cell table:style-name="Tabla14.B2" office:value-type="string">
            <text:p text:style-name="P5">Devuelve el valor de la colación por defecto</text:p>
          </table:table-cell>
        </table:table-row>
        <table:table-row table:style-name="Tabla14.1">
          <table:table-cell table:style-name="Tabla14.A2" office:value-type="string">
            <text:p text:style-name="P5">fn:static-base-uri()</text:p>
          </table:table-cell>
          <table:table-cell table:style-name="Tabla14.B2" office:value-type="string">
            <text:p text:style-name="P5">Devuelve el valor de la base-uri</text:p>
          </table:table-cell>
        </table:table-row>
      </table:table>
      <text:p text:style-name="Standard"/>
      <text:p text:style-name="P20">Funcions <text:span text:style-name="T10">XSLT</text:span><text:span text:style-name="T3">:</text:span></text:p>
      <text:p text:style-name="P20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4"><text:span text:style-name="T2">Nombre</text:span></text:p>
          </table:table-cell>
          <table:table-cell table:style-name="Tabla15.B1" office:value-type="string">
            <text:p text:style-name="P4"><text:span text:style-name="T2">Descripción</text:span></text:p>
          </table:table-cell>
        </table:table-row>
        <table:table-row table:style-name="Tabla15.1">
          <table:table-cell table:style-name="Tabla15.A2" office:value-type="string">
            <text:p text:style-name="P22">current()</text:p>
          </table:table-cell>
          <table:table-cell table:style-name="Tabla15.B2" office:value-type="string">
            <text:p text:style-name="P5">Devuelve el nodo actual</text:p>
          </table:table-cell>
        </table:table-row>
        <table:table-row table:style-name="Tabla15.1">
          <table:table-cell table:style-name="Tabla15.A2" office:value-type="string">
            <text:p text:style-name="P5">document()</text:p>
          </table:table-cell>
          <table:table-cell table:style-name="Tabla15.B2" office:value-type="string">
            <text:p text:style-name="P5">Se utiliza para acceder a los nodos de un documento XML externo</text:p>
          </table:table-cell>
        </table:table-row>
        <table:table-row table:style-name="Tabla15.1">
          <table:table-cell table:style-name="Tabla15.A2" office:value-type="string">
            <text:p text:style-name="P5">element-available()</text:p>
          </table:table-cell>
          <table:table-cell table:style-name="Tabla15.B2" office:value-type="string">
            <text:p text:style-name="P5">Comprueba si el elemento especificado es soportado por el procesador XSLT</text:p>
          </table:table-cell>
        </table:table-row>
        <table:table-row table:style-name="Tabla15.1">
          <table:table-cell table:style-name="Tabla15.A2" office:value-type="string">
            <text:p text:style-name="P5">format-number()</text:p>
          </table:table-cell>
          <table:table-cell table:style-name="Tabla15.B2" office:value-type="string">
            <text:p text:style-name="P5">Convierte un número en una cadena</text:p>
          </table:table-cell>
        </table:table-row>
        <table:table-row table:style-name="Tabla15.1">
          <table:table-cell table:style-name="Tabla15.A2" office:value-type="string">
            <text:p text:style-name="P5">function-available()</text:p>
          </table:table-cell>
          <table:table-cell table:style-name="Tabla15.B2" office:value-type="string">
            <text:p text:style-name="P5">Comprueba si la función especificada está soportado por el procesador XSLT</text:p>
          </table:table-cell>
        </table:table-row>
        <table:table-row table:style-name="Tabla15.7">
          <table:table-cell table:style-name="Tabla15.A2" office:value-type="string">
            <text:p text:style-name="P5">generate-id()</text:p>
          </table:table-cell>
          <table:table-cell table:style-name="Tabla15.B2" office:value-type="string">
            <text:p text:style-name="P5">Devuelve un valor de cadena que identifica de forma exclusiva un nodo especificado</text:p>
          </table:table-cell>
        </table:table-row>
        <table:table-row table:style-name="Tabla15.8">
          <table:table-cell table:style-name="Tabla15.A2" office:value-type="string">
            <text:p text:style-name="P5">key()</text:p>
          </table:table-cell>
          <table:table-cell table:style-name="Tabla15.B2" office:value-type="string">
            <text:p text:style-name="P5">Devuelve un conjunto de nodos usando el índice especificado por un &lt;xsl:key&gt; elemento</text:p>
          </table:table-cell>
        </table:table-row>
        <table:table-row table:style-name="Tabla15.1">
          <table:table-cell table:style-name="Tabla15.A2" office:value-type="string">
            <text:p text:style-name="P5">system- property()</text:p>
          </table:table-cell>
          <table:table-cell table:style-name="Tabla15.B2" office:value-type="string">
            <text:p text:style-name="P5">Devuelve el valor de las propiedades del sistema</text:p>
          </table:table-cell>
        </table:table-row>
        <table:table-row table:style-name="Tabla15.1">
          <table:table-cell table:style-name="Tabla15.A2" office:value-type="string">
            <text:p text:style-name="P5">unparsed-entity-uri()</text:p>
          </table:table-cell>
          <table:table-cell table:style-name="Tabla15.B2" office:value-type="string">
            <text:p text:style-name="P5">Devuelve el URI de una entidad no analizada</text:p>
          </table:table-cell>
        </table:table-row>
      </table:table>
      <text:p text:style-name="Standard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17:42:34.971000000</meta:creation-date>
    <dc:date>2023-03-30T11:36:49.784000000</dc:date>
    <meta:editing-duration>PT50M21S</meta:editing-duration>
    <meta:editing-cycles>8</meta:editing-cycles>
    <meta:generator>LibreOffice/7.2.4.1$Windows_X86_64 LibreOffice_project/27d75539669ac387bb498e35313b970b7fe9c4f9</meta:generator>
    <meta:document-statistic meta:table-count="15" meta:image-count="0" meta:object-count="0" meta:page-count="7" meta:paragraph-count="267" meta:word-count="2255" meta:character-count="18919" meta:non-whitespace-character-count="15218"/>
  </office:meta>
</office:document-meta>
</file>